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3.7736in"/>
    </style:style>
    <style:style style:name="ro1" style:family="table-row">
      <style:table-row-properties style:row-height="0.320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 fo:border="0.99pt solid #000000" style:vertical-align="middle"/>
      <style:paragraph-properties fo:text-align="center"/>
      <style:text-properties fo:font-size="12pt"/>
    </style:style>
    <style:style style:name="ce2" style:family="table-cell" style:parent-style-name="Default" style:data-style-name="N0">
      <style:table-cell-properties style:text-align-source="fix" style:repeat-content="false" fo:border="0.99pt solid #000000" style:vertical-align="middle"/>
      <style:paragraph-properties fo:text-align="center"/>
      <style:text-properties fo:font-size="12pt"/>
    </style:style>
    <style:style style:name="ce3" style:family="table-cell" style:parent-style-name="Default" style:data-style-name="N121">
      <style:table-cell-properties style:text-align-source="fix" style:repeat-content="false" fo:border="0.99pt solid #000000" style:vertical-align="middle"/>
      <style:paragraph-properties fo:text-align="center"/>
      <style:text-properties style:font-name="Liberation Serif" fo:font-size="12pt"/>
    </style:style>
    <style:style style:name="ce8" style:family="table-cell" style:parent-style-name="Default" style:data-style-name="N3">
      <style:table-cell-properties style:text-align-source="fix" style:repeat-content="false" fo:border="0.99pt solid #000000" style:vertical-align="middle"/>
      <style:paragraph-properties fo:text-align="center"/>
      <style:text-properties fo:font-size="12pt"/>
    </style:style>
    <style:style style:name="ce10" style:family="table-cell" style:parent-style-name="Default" style:data-style-name="N121">
      <style:table-cell-properties style:text-align-source="fix" style:repeat-content="false" fo:border="0.99pt solid #000000" style:vertical-align="middle"/>
      <style:paragraph-properties fo:text-align="center"/>
      <style:text-properties fo:font-size="12pt"/>
    </style:style>
    <style:style style:name="ce13" style:family="table-cell" style:parent-style-name="Default" style:data-style-name="N122">
      <style:table-cell-properties style:text-align-source="fix" style:repeat-content="false" fo:border="0.99pt solid #000000" style:vertical-align="middle"/>
      <style:paragraph-properties fo:text-align="center"/>
      <style:text-properties fo:font-size="12pt"/>
    </style:style>
    <style:style style:name="ce11" style:family="table-cell" style:parent-style-name="Default" style:data-style-name="N121">
      <style:table-cell-properties style:text-align-source="fix" style:repeat-content="false" fo:border="0.99pt solid #000000" style:vertical-align="middle"/>
      <style:paragraph-properties fo:text-align="center"/>
      <style:text-properties style:font-name="Liberation Sans1" fo:font-size="12pt"/>
    </style:style>
    <style:style style:name="ce7" style:family="table-cell" style:parent-style-name="Default" style:data-style-name="N3">
      <style:table-cell-properties style:text-align-source="fix" style:repeat-content="false" fo:border="0.99pt solid #000000" style:vertical-align="middle"/>
      <style:paragraph-properties fo:text-align="center"/>
      <style:text-properties style:font-name="Liberation Serif" fo:font-size="12pt"/>
    </style:style>
    <style:style style:name="ce9" style:family="table-cell" style:parent-style-name="Default" style:data-style-name="N3">
      <style:table-cell-properties style:text-align-source="fix" style:repeat-content="false" fo:border="0.99pt solid #000000" style:vertical-align="middle"/>
      <style:paragraph-properties fo:text-align="center"/>
      <style:text-properties style:font-name="Liberation Sans1" fo:font-size="12pt"/>
    </style:style>
    <style:style style:name="T1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2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table:style-name="ce1" table:number-columns-repeated="3"/>
          <table:table-cell table:style-name="ce1" office:value-type="string" calcext:value-type="string" table:number-columns-spanned="8" table:number-rows-spanned="1">
            <text:p>Time</text:p>
          </table:table-cell>
          <table:covered-table-cell table:number-columns-repeated="7" table:style-name="ce1"/>
          <table:table-cell table:style-name="ce1" office:value-type="string" calcext:value-type="string" table:number-columns-spanned="8" table:number-rows-spanned="1">
            <text:p>Traversed paths</text:p>
          </table:table-cell>
          <table:covered-table-cell table:number-columns-repeated="7" table:style-name="ce1"/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Nazwa</text:p>
          </table:table-cell>
          <table:table-cell table:style-name="ce2" office:value-type="string" calcext:value-type="string">
            <text:p>Cards number</text:p>
          </table:table-cell>
          <table:table-cell table:style-name="ce2" office:value-type="string" calcext:value-type="string">
            <text:p>Games number</text:p>
          </table:table-cell>
          <table:table-cell table:style-name="ce3" office:value-type="string" calcext:value-type="string">
            <text:p>Σ </text:p>
          </table:table-cell>
          <table:table-cell table:style-name="ce10" office:value-type="string" calcext:value-type="string">
            <text:p>max </text:p>
          </table:table-cell>
          <table:table-cell table:style-name="ce10" office:value-type="string" calcext:value-type="string">
            <text:p>avg </text:p>
          </table:table-cell>
          <table:table-cell table:style-name="ce10" office:value-type="string" calcext:value-type="string">
            <text:p>med </text:p>
          </table:table-cell>
          <table:table-cell table:style-name="ce11" office:value-type="string" calcext:value-type="string">
            <text:p>σ </text:p>
          </table:table-cell>
          <table:table-cell table:style-name="ce10" office:value-type="string" calcext:value-type="string">
            <text:p>p<text:span text:style-name="T1">90</text:span> </text:p>
          </table:table-cell>
          <table:table-cell table:style-name="ce10" office:value-type="string" calcext:value-type="string">
            <text:p>p<text:span text:style-name="T1">95</text:span> </text:p>
          </table:table-cell>
          <table:table-cell table:style-name="ce10" office:value-type="string" calcext:value-type="string">
            <text:p>p<text:span text:style-name="T1">99</text:span> </text:p>
          </table:table-cell>
          <table:table-cell table:style-name="ce7" office:value-type="string" calcext:value-type="string">
            <text:p>Σ </text:p>
          </table:table-cell>
          <table:table-cell table:style-name="ce8" office:value-type="string" calcext:value-type="string">
            <text:p>max </text:p>
          </table:table-cell>
          <table:table-cell table:style-name="ce8" office:value-type="string" calcext:value-type="string">
            <text:p>avg </text:p>
          </table:table-cell>
          <table:table-cell table:style-name="ce8" office:value-type="string" calcext:value-type="string">
            <text:p>med </text:p>
          </table:table-cell>
          <table:table-cell table:style-name="ce9" office:value-type="string" calcext:value-type="string">
            <text:p>σ </text:p>
          </table:table-cell>
          <table:table-cell table:style-name="ce8" office:value-type="string" calcext:value-type="string">
            <text:p>p<text:span text:style-name="T1">90</text:span> </text:p>
          </table:table-cell>
          <table:table-cell table:style-name="ce8" office:value-type="string" calcext:value-type="string">
            <text:p>p<text:span text:style-name="T1">95</text:span> </text:p>
          </table:table-cell>
          <table:table-cell table:style-name="ce8" office:value-type="string" calcext:value-type="string">
            <text:p>p<text:span text:style-name="T1">99</text:span> 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Minmax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00" calcext:value-type="float">
            <text:p>10000</text:p>
          </table:table-cell>
          <table:table-cell table:style-name="ce8" office:value-type="float" office:value="4165.95" calcext:value-type="float">
            <text:p>4,166</text:p>
          </table:table-cell>
          <table:table-cell table:style-name="ce13" office:value-type="float" office:value="32.755" calcext:value-type="float">
            <text:p>32.755</text:p>
          </table:table-cell>
          <table:table-cell table:style-name="ce10" office:value-type="float" office:value="0.4166" calcext:value-type="float">
            <text:p>0.4166</text:p>
          </table:table-cell>
          <table:table-cell table:style-name="ce13" office:value-type="float" office:value="0.141" calcext:value-type="float">
            <text:p>0.141</text:p>
          </table:table-cell>
          <table:table-cell table:style-name="ce10" office:value-type="float" office:value="1.1238" calcext:value-type="float">
            <text:p>1.1238</text:p>
          </table:table-cell>
          <table:table-cell table:style-name="ce13" office:value-type="float" office:value="0.944" calcext:value-type="float">
            <text:p>0.944</text:p>
          </table:table-cell>
          <table:table-cell table:style-name="ce13" office:value-type="float" office:value="1.559" calcext:value-type="float">
            <text:p>1.559</text:p>
          </table:table-cell>
          <table:table-cell table:style-name="ce13" office:value-type="float" office:value="4.726" calcext:value-type="float">
            <text:p>4.726</text:p>
          </table:table-cell>
          <table:table-cell table:style-name="ce8" office:value-type="float" office:value="10792912012" calcext:value-type="float">
            <text:p>10,792,912,012</text:p>
          </table:table-cell>
          <table:table-cell table:style-name="ce8" office:value-type="float" office:value="20808643" calcext:value-type="float">
            <text:p>20,808,643</text:p>
          </table:table-cell>
          <table:table-cell table:style-name="ce8" office:value-type="float" office:value="1079291" calcext:value-type="float">
            <text:p>1,079,291</text:p>
          </table:table-cell>
          <table:table-cell table:style-name="ce8" office:value-type="float" office:value="632069" calcext:value-type="float">
            <text:p>632,069</text:p>
          </table:table-cell>
          <table:table-cell table:style-name="ce8" office:value-type="float" office:value="1372438" calcext:value-type="float">
            <text:p>1,372,438</text:p>
          </table:table-cell>
          <table:table-cell table:style-name="ce8" office:value-type="float" office:value="2513121" calcext:value-type="float">
            <text:p>2,513,121</text:p>
          </table:table-cell>
          <table:table-cell table:style-name="ce8" office:value-type="float" office:value="3563548" calcext:value-type="float">
            <text:p>3,563,548</text:p>
          </table:table-cell>
          <table:table-cell table:style-name="ce8" office:value-type="float" office:value="6710466" calcext:value-type="float">
            <text:p>6,710,466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Alpha-bet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00" calcext:value-type="float">
            <text:p>10000</text:p>
          </table:table-cell>
          <table:table-cell table:style-name="ce8" office:value-type="float" office:value="27.031" calcext:value-type="float">
            <text:p>27</text:p>
          </table:table-cell>
          <table:table-cell table:style-name="ce13" office:value-type="float" office:value="0.099" calcext:value-type="float">
            <text:p>0.099</text:p>
          </table:table-cell>
          <table:table-cell table:style-name="ce10" office:value-type="float" office:value="0.0027" calcext:value-type="float">
            <text:p>0.0027</text:p>
          </table:table-cell>
          <table:table-cell table:style-name="ce13" office:value-type="float" office:value="0.002" calcext:value-type="float">
            <text:p>0.002</text:p>
          </table:table-cell>
          <table:table-cell table:style-name="ce10" office:value-type="float" office:value="0.0037" calcext:value-type="float">
            <text:p>0.0037</text:p>
          </table:table-cell>
          <table:table-cell table:style-name="ce13" office:value-type="float" office:value="0.006" calcext:value-type="float">
            <text:p>0.006</text:p>
          </table:table-cell>
          <table:table-cell table:style-name="ce13" office:value-type="float" office:value="0.009" calcext:value-type="float">
            <text:p>0.009</text:p>
          </table:table-cell>
          <table:table-cell table:style-name="ce13" office:value-type="float" office:value="0.018" calcext:value-type="float">
            <text:p>0.018</text:p>
          </table:table-cell>
          <table:table-cell table:style-name="ce8" office:value-type="float" office:value="54869701" calcext:value-type="float">
            <text:p>54,869,701</text:p>
          </table:table-cell>
          <table:table-cell table:style-name="ce8" office:value-type="float" office:value="45763" calcext:value-type="float">
            <text:p>45,763</text:p>
          </table:table-cell>
          <table:table-cell table:style-name="ce8" office:value-type="float" office:value="5486" calcext:value-type="float">
            <text:p>5,486</text:p>
          </table:table-cell>
          <table:table-cell table:style-name="ce8" office:value-type="float" office:value="4109" calcext:value-type="float">
            <text:p>4,109</text:p>
          </table:table-cell>
          <table:table-cell table:style-name="ce8" office:value-type="float" office:value="5058" calcext:value-type="float">
            <text:p>5,058</text:p>
          </table:table-cell>
          <table:table-cell table:style-name="ce8" office:value-type="float" office:value="11906" calcext:value-type="float">
            <text:p>11,906</text:p>
          </table:table-cell>
          <table:table-cell table:style-name="ce8" office:value-type="float" office:value="15328" calcext:value-type="float">
            <text:p>15,328</text:p>
          </table:table-cell>
          <table:table-cell table:style-name="ce8" office:value-type="float" office:value="23267" calcext:value-type="float">
            <text:p>23,267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Alpha-beta with memory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00" calcext:value-type="float">
            <text:p>10000</text:p>
          </table:table-cell>
          <table:table-cell table:style-name="ce8" office:value-type="float" office:value="1656.21" calcext:value-type="float">
            <text:p>1,656</text:p>
          </table:table-cell>
          <table:table-cell table:style-name="ce13" office:value-type="float" office:value="3.267" calcext:value-type="float">
            <text:p>3.267</text:p>
          </table:table-cell>
          <table:table-cell table:style-name="ce10" office:value-type="float" office:value="0.1656" calcext:value-type="float">
            <text:p>0.1656</text:p>
          </table:table-cell>
          <table:table-cell table:style-name="ce13" office:value-type="float" office:value="0.116" calcext:value-type="float">
            <text:p>0.116</text:p>
          </table:table-cell>
          <table:table-cell table:style-name="ce10" office:value-type="float" office:value="0.1814" calcext:value-type="float">
            <text:p>0.1814</text:p>
          </table:table-cell>
          <table:table-cell table:style-name="ce13" office:value-type="float" office:value="0.34" calcext:value-type="float">
            <text:p>0.340</text:p>
          </table:table-cell>
          <table:table-cell table:style-name="ce13" office:value-type="float" office:value="0.462" calcext:value-type="float">
            <text:p>0.462</text:p>
          </table:table-cell>
          <table:table-cell table:style-name="ce13" office:value-type="float" office:value="0.886" calcext:value-type="float">
            <text:p>0.886</text:p>
          </table:table-cell>
          <table:table-cell table:style-name="ce8" office:value-type="float" office:value="50448017" calcext:value-type="float">
            <text:p>50,448,017</text:p>
          </table:table-cell>
          <table:table-cell table:style-name="ce8" office:value-type="float" office:value="40773" calcext:value-type="float">
            <text:p>40,773</text:p>
          </table:table-cell>
          <table:table-cell table:style-name="ce8" office:value-type="float" office:value="5044" calcext:value-type="float">
            <text:p>5,044</text:p>
          </table:table-cell>
          <table:table-cell table:style-name="ce8" office:value-type="float" office:value="3779" calcext:value-type="float">
            <text:p>3,779</text:p>
          </table:table-cell>
          <table:table-cell table:style-name="ce8" office:value-type="float" office:value="4616" calcext:value-type="float">
            <text:p>4,616</text:p>
          </table:table-cell>
          <table:table-cell table:style-name="ce8" office:value-type="float" office:value="10961" calcext:value-type="float">
            <text:p>10,961</text:p>
          </table:table-cell>
          <table:table-cell table:style-name="ce8" office:value-type="float" office:value="13868" calcext:value-type="float">
            <text:p>13,868</text:p>
          </table:table-cell>
          <table:table-cell table:style-name="ce8" office:value-type="float" office:value="21235" calcext:value-type="float">
            <text:p>21,235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MTD(f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00" calcext:value-type="float">
            <text:p>10000</text:p>
          </table:table-cell>
          <table:table-cell table:style-name="ce8" office:value-type="float" office:value="27.417" calcext:value-type="float">
            <text:p>27</text:p>
          </table:table-cell>
          <table:table-cell table:style-name="ce13" office:value-type="float" office:value="0.113" calcext:value-type="float">
            <text:p>0.113</text:p>
          </table:table-cell>
          <table:table-cell table:style-name="ce10" office:value-type="float" office:value="0.0027" calcext:value-type="float">
            <text:p>0.0027</text:p>
          </table:table-cell>
          <table:table-cell table:style-name="ce13" office:value-type="float" office:value="0.002" calcext:value-type="float">
            <text:p>0.002</text:p>
          </table:table-cell>
          <table:table-cell table:style-name="ce10" office:value-type="float" office:value="0.0042" calcext:value-type="float">
            <text:p>0.0042</text:p>
          </table:table-cell>
          <table:table-cell table:style-name="ce13" office:value-type="float" office:value="0.006" calcext:value-type="float">
            <text:p>0.006</text:p>
          </table:table-cell>
          <table:table-cell table:style-name="ce13" office:value-type="float" office:value="0.009" calcext:value-type="float">
            <text:p>0.009</text:p>
          </table:table-cell>
          <table:table-cell table:style-name="ce13" office:value-type="float" office:value="0.019" calcext:value-type="float">
            <text:p>0.019</text:p>
          </table:table-cell>
          <table:table-cell table:style-name="ce8" office:value-type="float" office:value="53147609" calcext:value-type="float">
            <text:p>53,147,609</text:p>
          </table:table-cell>
          <table:table-cell table:style-name="ce8" office:value-type="float" office:value="55458" calcext:value-type="float">
            <text:p>55,458</text:p>
          </table:table-cell>
          <table:table-cell table:style-name="ce8" office:value-type="float" office:value="5314" calcext:value-type="float">
            <text:p>5,314</text:p>
          </table:table-cell>
          <table:table-cell table:style-name="ce8" office:value-type="float" office:value="3974" calcext:value-type="float">
            <text:p>3,974</text:p>
          </table:table-cell>
          <table:table-cell table:style-name="ce8" office:value-type="float" office:value="4870" calcext:value-type="float">
            <text:p>4,870</text:p>
          </table:table-cell>
          <table:table-cell table:style-name="ce8" office:value-type="float" office:value="11636" calcext:value-type="float">
            <text:p>11,636</text:p>
          </table:table-cell>
          <table:table-cell table:style-name="ce8" office:value-type="float" office:value="14795" calcext:value-type="float">
            <text:p>14,795</text:p>
          </table:table-cell>
          <table:table-cell table:style-name="ce8" office:value-type="float" office:value="22623" calcext:value-type="float">
            <text:p>22,623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Principal Variation Search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00" calcext:value-type="float">
            <text:p>10000</text:p>
          </table:table-cell>
          <table:table-cell table:style-name="ce8" office:value-type="float" office:value="25.621" calcext:value-type="float">
            <text:p>26</text:p>
          </table:table-cell>
          <table:table-cell table:style-name="ce13" office:value-type="float" office:value="0.173" calcext:value-type="float">
            <text:p>0.173</text:p>
          </table:table-cell>
          <table:table-cell table:style-name="ce10" office:value-type="float" office:value="0.0026" calcext:value-type="float">
            <text:p>0.0026</text:p>
          </table:table-cell>
          <table:table-cell table:style-name="ce13" office:value-type="float" office:value="0.002" calcext:value-type="float">
            <text:p>0.002</text:p>
          </table:table-cell>
          <table:table-cell table:style-name="ce10" office:value-type="float" office:value="0.0037" calcext:value-type="float">
            <text:p>0.0037</text:p>
          </table:table-cell>
          <table:table-cell table:style-name="ce13" office:value-type="float" office:value="0.005" calcext:value-type="float">
            <text:p>0.005</text:p>
          </table:table-cell>
          <table:table-cell table:style-name="ce13" office:value-type="float" office:value="0.008" calcext:value-type="float">
            <text:p>0.008</text:p>
          </table:table-cell>
          <table:table-cell table:style-name="ce13" office:value-type="float" office:value="0.016" calcext:value-type="float">
            <text:p>0.016</text:p>
          </table:table-cell>
          <table:table-cell table:style-name="ce8" office:value-type="float" office:value="47222247" calcext:value-type="float">
            <text:p>47,222,247</text:p>
          </table:table-cell>
          <table:table-cell table:style-name="ce8" office:value-type="float" office:value="49354" calcext:value-type="float">
            <text:p>49,354</text:p>
          </table:table-cell>
          <table:table-cell table:style-name="ce8" office:value-type="float" office:value="4722" calcext:value-type="float">
            <text:p>4,722</text:p>
          </table:table-cell>
          <table:table-cell table:style-name="ce8" office:value-type="float" office:value="3580" calcext:value-type="float">
            <text:p>3,580</text:p>
          </table:table-cell>
          <table:table-cell table:style-name="ce8" office:value-type="float" office:value="4328" calcext:value-type="float">
            <text:p>4,328</text:p>
          </table:table-cell>
          <table:table-cell table:style-name="ce8" office:value-type="float" office:value="10218" calcext:value-type="float">
            <text:p>10,218</text:p>
          </table:table-cell>
          <table:table-cell table:style-name="ce8" office:value-type="float" office:value="13050" calcext:value-type="float">
            <text:p>13,050</text:p>
          </table:table-cell>
          <table:table-cell table:style-name="ce8" office:value-type="float" office:value="20043" calcext:value-type="float">
            <text:p>20,043</text:p>
          </table:table-cell>
          <table:table-cell table:number-columns-repeated="44"/>
        </table:table-row>
        <table:table-row table:style-name="ro1">
          <table:table-cell/>
          <table:table-cell table:style-name="ce1"/>
          <table:table-cell table:style-name="ce2" table:number-columns-repeated="2"/>
          <table:table-cell table:style-name="ce8"/>
          <table:table-cell table:style-name="ce13"/>
          <table:table-cell table:style-name="ce10"/>
          <table:table-cell table:style-name="ce13"/>
          <table:table-cell table:style-name="ce10"/>
          <table:table-cell table:style-name="ce13" table:number-columns-repeated="3"/>
          <table:table-cell table:style-name="ce8" table:number-columns-repeated="8"/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Principal Variation Search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8" office:value-type="float" office:value="2186.886" calcext:value-type="float">
            <text:p>2,187</text:p>
          </table:table-cell>
          <table:table-cell table:style-name="ce13" office:value-type="float" office:value="0.465" calcext:value-type="float">
            <text:p>0.465</text:p>
          </table:table-cell>
          <table:table-cell table:style-name="ce10" office:value-type="float" office:value="0.0022" calcext:value-type="float">
            <text:p>0.0022</text:p>
          </table:table-cell>
          <table:table-cell table:style-name="ce13" office:value-type="float" office:value="0.002" calcext:value-type="float">
            <text:p>0.002</text:p>
          </table:table-cell>
          <table:table-cell table:style-name="ce10" office:value-type="float" office:value="0.0025" calcext:value-type="float">
            <text:p>0.0025</text:p>
          </table:table-cell>
          <table:table-cell table:style-name="ce13" office:value-type="float" office:value="0.004" calcext:value-type="float">
            <text:p>0.004</text:p>
          </table:table-cell>
          <table:table-cell table:style-name="ce13" office:value-type="float" office:value="0.006" calcext:value-type="float">
            <text:p>0.006</text:p>
          </table:table-cell>
          <table:table-cell table:style-name="ce13" office:value-type="float" office:value="0.012" calcext:value-type="float">
            <text:p>0.012</text:p>
          </table:table-cell>
          <table:table-cell table:style-name="ce8" office:value-type="float" office:value="4628592056" calcext:value-type="float">
            <text:p>4,628,592,056</text:p>
          </table:table-cell>
          <table:table-cell table:style-name="ce8" office:value-type="float" office:value="58768" calcext:value-type="float">
            <text:p>58,768</text:p>
          </table:table-cell>
          <table:table-cell table:style-name="ce8" office:value-type="float" office:value="4628" calcext:value-type="float">
            <text:p>4,628</text:p>
          </table:table-cell>
          <table:table-cell table:style-name="ce8" office:value-type="float" office:value="3509" calcext:value-type="float">
            <text:p>3,509</text:p>
          </table:table-cell>
          <table:table-cell table:style-name="ce8" office:value-type="float" office:value="4239" calcext:value-type="float">
            <text:p>4,239</text:p>
          </table:table-cell>
          <table:table-cell table:style-name="ce8" office:value-type="float" office:value="10099" calcext:value-type="float">
            <text:p>10,099</text:p>
          </table:table-cell>
          <table:table-cell table:style-name="ce8" office:value-type="float" office:value="12866" calcext:value-type="float">
            <text:p>12,866</text:p>
          </table:table-cell>
          <table:table-cell table:style-name="ce8" office:value-type="float" office:value="19489" calcext:value-type="float">
            <text:p>19,489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PVS heuristic atu firs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8" office:value-type="float" office:value="2098.884" calcext:value-type="float">
            <text:p>2,099</text:p>
          </table:table-cell>
          <table:table-cell table:style-name="ce13" office:value-type="float" office:value="0.226" calcext:value-type="float">
            <text:p>0.226</text:p>
          </table:table-cell>
          <table:table-cell table:style-name="ce10" office:value-type="float" office:value="0.0021" calcext:value-type="float">
            <text:p>0.0021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0" office:value-type="float" office:value="0.0024" calcext:value-type="float">
            <text:p>0.0024</text:p>
          </table:table-cell>
          <table:table-cell table:style-name="ce13" office:value-type="float" office:value="0.004" calcext:value-type="float">
            <text:p>0.004</text:p>
          </table:table-cell>
          <table:table-cell table:style-name="ce13" office:value-type="float" office:value="0.006" calcext:value-type="float">
            <text:p>0.006</text:p>
          </table:table-cell>
          <table:table-cell table:style-name="ce13" office:value-type="float" office:value="0.012" calcext:value-type="float">
            <text:p>0.012</text:p>
          </table:table-cell>
          <table:table-cell table:style-name="ce8" office:value-type="float" office:value="4353596824" calcext:value-type="float">
            <text:p>4,353,596,824</text:p>
          </table:table-cell>
          <table:table-cell table:style-name="ce8" office:value-type="float" office:value="69094" calcext:value-type="float">
            <text:p>69,094</text:p>
          </table:table-cell>
          <table:table-cell table:style-name="ce8" office:value-type="float" office:value="4353" calcext:value-type="float">
            <text:p>4,353</text:p>
          </table:table-cell>
          <table:table-cell table:style-name="ce8" office:value-type="float" office:value="3307" calcext:value-type="float">
            <text:p>3,307</text:p>
          </table:table-cell>
          <table:table-cell table:style-name="ce8" office:value-type="float" office:value="3970" calcext:value-type="float">
            <text:p>3,970</text:p>
          </table:table-cell>
          <table:table-cell table:style-name="ce8" office:value-type="float" office:value="9477" calcext:value-type="float">
            <text:p>9,477</text:p>
          </table:table-cell>
          <table:table-cell table:style-name="ce8" office:value-type="float" office:value="12059" calcext:value-type="float">
            <text:p>12,059</text:p>
          </table:table-cell>
          <table:table-cell table:style-name="ce8" office:value-type="float" office:value="18279" calcext:value-type="float">
            <text:p>18,279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PVS heuristic highest firs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8" office:value-type="float" office:value="2153.269" calcext:value-type="float">
            <text:p>2,153</text:p>
          </table:table-cell>
          <table:table-cell table:style-name="ce13" office:value-type="float" office:value="0.156" calcext:value-type="float">
            <text:p>0.156</text:p>
          </table:table-cell>
          <table:table-cell table:style-name="ce10" office:value-type="float" office:value="0.0022" calcext:value-type="float">
            <text:p>0.0022</text:p>
          </table:table-cell>
          <table:table-cell table:style-name="ce13" office:value-type="float" office:value="0.002" calcext:value-type="float">
            <text:p>0.002</text:p>
          </table:table-cell>
          <table:table-cell table:style-name="ce10" office:value-type="float" office:value="0.0023" calcext:value-type="float">
            <text:p>0.0023</text:p>
          </table:table-cell>
          <table:table-cell table:style-name="ce13" office:value-type="float" office:value="0.004" calcext:value-type="float">
            <text:p>0.004</text:p>
          </table:table-cell>
          <table:table-cell table:style-name="ce13" office:value-type="float" office:value="0.006" calcext:value-type="float">
            <text:p>0.006</text:p>
          </table:table-cell>
          <table:table-cell table:style-name="ce13" office:value-type="float" office:value="0.011" calcext:value-type="float">
            <text:p>0.011</text:p>
          </table:table-cell>
          <table:table-cell table:style-name="ce8" office:value-type="float" office:value="4227746143" calcext:value-type="float">
            <text:p>4,227,746,143</text:p>
          </table:table-cell>
          <table:table-cell table:style-name="ce8" office:value-type="float" office:value="55340" calcext:value-type="float">
            <text:p>55,340</text:p>
          </table:table-cell>
          <table:table-cell table:style-name="ce8" office:value-type="float" office:value="4227" calcext:value-type="float">
            <text:p>4,227</text:p>
          </table:table-cell>
          <table:table-cell table:style-name="ce8" office:value-type="float" office:value="3213" calcext:value-type="float">
            <text:p>3,213</text:p>
          </table:table-cell>
          <table:table-cell table:style-name="ce8" office:value-type="float" office:value="3841" calcext:value-type="float">
            <text:p>3,841</text:p>
          </table:table-cell>
          <table:table-cell table:style-name="ce8" office:value-type="float" office:value="9215" calcext:value-type="float">
            <text:p>9,215</text:p>
          </table:table-cell>
          <table:table-cell table:style-name="ce8" office:value-type="float" office:value="11724" calcext:value-type="float">
            <text:p>11,724</text:p>
          </table:table-cell>
          <table:table-cell table:style-name="ce8" office:value-type="float" office:value="17626" calcext:value-type="float">
            <text:p>17,626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PVS heuristic atu then highest firs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8" office:value-type="float" office:value="2164.45" calcext:value-type="float">
            <text:p>2,164</text:p>
          </table:table-cell>
          <table:table-cell table:style-name="ce13" office:value-type="float" office:value="0.109" calcext:value-type="float">
            <text:p>0.109</text:p>
          </table:table-cell>
          <table:table-cell table:style-name="ce10" office:value-type="float" office:value="0.0022" calcext:value-type="float">
            <text:p>0.0022</text:p>
          </table:table-cell>
          <table:table-cell table:style-name="ce13" office:value-type="float" office:value="0.002" calcext:value-type="float">
            <text:p>0.002</text:p>
          </table:table-cell>
          <table:table-cell table:style-name="ce10" office:value-type="float" office:value="0.0023" calcext:value-type="float">
            <text:p>0.0023</text:p>
          </table:table-cell>
          <table:table-cell table:style-name="ce13" office:value-type="float" office:value="0.004" calcext:value-type="float">
            <text:p>0.004</text:p>
          </table:table-cell>
          <table:table-cell table:style-name="ce13" office:value-type="float" office:value="0.006" calcext:value-type="float">
            <text:p>0.006</text:p>
          </table:table-cell>
          <table:table-cell table:style-name="ce13" office:value-type="float" office:value="0.011" calcext:value-type="float">
            <text:p>0.011</text:p>
          </table:table-cell>
          <table:table-cell table:style-name="ce8" office:value-type="float" office:value="4319723665" calcext:value-type="float">
            <text:p>4,319,723,665</text:p>
          </table:table-cell>
          <table:table-cell table:style-name="ce8" office:value-type="float" office:value="49815" calcext:value-type="float">
            <text:p>49,815</text:p>
          </table:table-cell>
          <table:table-cell table:style-name="ce8" office:value-type="float" office:value="4319" calcext:value-type="float">
            <text:p>4,319</text:p>
          </table:table-cell>
          <table:table-cell table:style-name="ce8" office:value-type="float" office:value="3284" calcext:value-type="float">
            <text:p>3,284</text:p>
          </table:table-cell>
          <table:table-cell table:style-name="ce8" office:value-type="float" office:value="3932" calcext:value-type="float">
            <text:p>3,932</text:p>
          </table:table-cell>
          <table:table-cell table:style-name="ce8" office:value-type="float" office:value="9411" calcext:value-type="float">
            <text:p>9,411</text:p>
          </table:table-cell>
          <table:table-cell table:style-name="ce8" office:value-type="float" office:value="11958" calcext:value-type="float">
            <text:p>11,958</text:p>
          </table:table-cell>
          <table:table-cell table:style-name="ce8" office:value-type="float" office:value="18054" calcext:value-type="float">
            <text:p>18,054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PVS cutoff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8" office:value-type="float" office:value="1201.571" calcext:value-type="float">
            <text:p>1,202</text:p>
          </table:table-cell>
          <table:table-cell table:style-name="ce13" office:value-type="float" office:value="0.165" calcext:value-type="float">
            <text:p>0.165</text:p>
          </table:table-cell>
          <table:table-cell table:style-name="ce10" office:value-type="float" office:value="0.0012" calcext:value-type="float">
            <text:p>0.0012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0" office:value-type="float" office:value="0.0017" calcext:value-type="float">
            <text:p>0.0017</text:p>
          </table:table-cell>
          <table:table-cell table:style-name="ce13" office:value-type="float" office:value="0.003" calcext:value-type="float">
            <text:p>0.003</text:p>
          </table:table-cell>
          <table:table-cell table:style-name="ce13" office:value-type="float" office:value="0.004" calcext:value-type="float">
            <text:p>0.004</text:p>
          </table:table-cell>
          <table:table-cell table:style-name="ce13" office:value-type="float" office:value="0.008" calcext:value-type="float">
            <text:p>0.008</text:p>
          </table:table-cell>
          <table:table-cell table:style-name="ce8" office:value-type="float" office:value="2696083079" calcext:value-type="float">
            <text:p>2,696,083,079</text:p>
          </table:table-cell>
          <table:table-cell table:style-name="ce8" office:value-type="float" office:value="42236" calcext:value-type="float">
            <text:p>42,236</text:p>
          </table:table-cell>
          <table:table-cell table:style-name="ce8" office:value-type="float" office:value="2696" calcext:value-type="float">
            <text:p>2,696</text:p>
          </table:table-cell>
          <table:table-cell table:style-name="ce8" office:value-type="float" office:value="1881" calcext:value-type="float">
            <text:p>1,881</text:p>
          </table:table-cell>
          <table:table-cell table:style-name="ce8" office:value-type="float" office:value="2726" calcext:value-type="float">
            <text:p>2,726</text:p>
          </table:table-cell>
          <table:table-cell table:style-name="ce8" office:value-type="float" office:value="6135" calcext:value-type="float">
            <text:p>6,135</text:p>
          </table:table-cell>
          <table:table-cell table:style-name="ce8" office:value-type="float" office:value="8046" calcext:value-type="float">
            <text:p>8,046</text:p>
          </table:table-cell>
          <table:table-cell table:style-name="ce8" office:value-type="float" office:value="12714" calcext:value-type="float">
            <text:p>12,714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PVS lookup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8" office:value-type="float" office:value="1255.89" calcext:value-type="float">
            <text:p>1,256</text:p>
          </table:table-cell>
          <table:table-cell table:style-name="ce13" office:value-type="float" office:value="0.069" calcext:value-type="float">
            <text:p>0.069</text:p>
          </table:table-cell>
          <table:table-cell table:style-name="ce10" office:value-type="float" office:value="0.0013" calcext:value-type="float">
            <text:p>0.0013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0" office:value-type="float" office:value="0.0018" calcext:value-type="float">
            <text:p>0.0018</text:p>
          </table:table-cell>
          <table:table-cell table:style-name="ce13" office:value-type="float" office:value="0.003" calcext:value-type="float">
            <text:p>0.003</text:p>
          </table:table-cell>
          <table:table-cell table:style-name="ce13" office:value-type="float" office:value="0.004" calcext:value-type="float">
            <text:p>0.004</text:p>
          </table:table-cell>
          <table:table-cell table:style-name="ce13" office:value-type="float" office:value="0.008" calcext:value-type="float">
            <text:p>0.008</text:p>
          </table:table-cell>
          <table:table-cell table:style-name="ce8" office:value-type="float" office:value="2616780832" calcext:value-type="float">
            <text:p>2,616,780,832</text:p>
          </table:table-cell>
          <table:table-cell table:style-name="ce8" office:value-type="float" office:value="43700" calcext:value-type="float">
            <text:p>43,700</text:p>
          </table:table-cell>
          <table:table-cell table:style-name="ce8" office:value-type="float" office:value="2616" calcext:value-type="float">
            <text:p>2,616</text:p>
          </table:table-cell>
          <table:table-cell table:style-name="ce8" office:value-type="float" office:value="1822" calcext:value-type="float">
            <text:p>1,822</text:p>
          </table:table-cell>
          <table:table-cell table:style-name="ce8" office:value-type="float" office:value="2662" calcext:value-type="float">
            <text:p>2,662</text:p>
          </table:table-cell>
          <table:table-cell table:style-name="ce8" office:value-type="float" office:value="5954" calcext:value-type="float">
            <text:p>5,954</text:p>
          </table:table-cell>
          <table:table-cell table:style-name="ce8" office:value-type="float" office:value="7820" calcext:value-type="float">
            <text:p>7,820</text:p>
          </table:table-cell>
          <table:table-cell table:style-name="ce8" office:value-type="float" office:value="12396" calcext:value-type="float">
            <text:p>12,396</text:p>
          </table:table-cell>
          <table:table-cell table:number-columns-repeated="44"/>
        </table:table-row>
        <table:table-row table:style-name="ro1">
          <table:table-cell/>
          <table:table-cell table:style-name="ce1"/>
          <table:table-cell table:style-name="ce2" table:number-columns-repeated="2"/>
          <table:table-cell table:number-columns-repeated="60"/>
        </table:table-row>
        <table:table-row table:style-name="ro1">
          <table:table-cell/>
          <table:table-cell table:style-name="ce1" office:value-type="string" calcext:value-type="string">
            <text:p>Principal Variation Search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8" office:value-type="float" office:value="3487" calcext:value-type="float">
            <text:p>3,487</text:p>
          </table:table-cell>
          <table:table-cell table:style-name="ce13" office:value-type="float" office:value="2.986" calcext:value-type="float">
            <text:p>2.986</text:p>
          </table:table-cell>
          <table:table-cell table:style-name="ce10" office:value-type="float" office:value="0.0349" calcext:value-type="float">
            <text:p>0.0349</text:p>
          </table:table-cell>
          <table:table-cell table:style-name="ce13" office:value-type="float" office:value="0.021" calcext:value-type="float">
            <text:p>0.021</text:p>
          </table:table-cell>
          <table:table-cell table:style-name="ce10" office:value-type="float" office:value="0.0483" calcext:value-type="float">
            <text:p>0.0483</text:p>
          </table:table-cell>
          <table:table-cell table:style-name="ce13" office:value-type="float" office:value="0.075" calcext:value-type="float">
            <text:p>0.075</text:p>
          </table:table-cell>
          <table:table-cell table:style-name="ce13" office:value-type="float" office:value="0.108" calcext:value-type="float">
            <text:p>0.108</text:p>
          </table:table-cell>
          <table:table-cell table:style-name="ce13" office:value-type="float" office:value="0.221" calcext:value-type="float">
            <text:p>0.221</text:p>
          </table:table-cell>
          <table:table-cell table:style-name="ce8" office:value-type="float" office:value="8058519037" calcext:value-type="float">
            <text:p>8,058,519,037</text:p>
          </table:table-cell>
          <table:table-cell table:style-name="ce8" office:value-type="float" office:value="3270370" calcext:value-type="float">
            <text:p>3,270,370</text:p>
          </table:table-cell>
          <table:table-cell table:style-name="ce8" office:value-type="float" office:value="80585" calcext:value-type="float">
            <text:p>80,585</text:p>
          </table:table-cell>
          <table:table-cell table:style-name="ce8" office:value-type="float" office:value="59005" calcext:value-type="float">
            <text:p>59,005</text:p>
          </table:table-cell>
          <table:table-cell table:style-name="ce8" office:value-type="float" office:value="78208" calcext:value-type="float">
            <text:p>78,208</text:p>
          </table:table-cell>
          <table:table-cell table:style-name="ce8" office:value-type="float" office:value="176491" calcext:value-type="float">
            <text:p>176,491</text:p>
          </table:table-cell>
          <table:table-cell table:style-name="ce8" office:value-type="float" office:value="231068" calcext:value-type="float">
            <text:p>231,068</text:p>
          </table:table-cell>
          <table:table-cell table:style-name="ce8" office:value-type="float" office:value="364481" calcext:value-type="float">
            <text:p>364,481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PVS heuristic atu first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8" office:value-type="float" office:value="3529.56" calcext:value-type="float">
            <text:p>3,530</text:p>
          </table:table-cell>
          <table:table-cell table:style-name="ce13" office:value-type="float" office:value="9.655" calcext:value-type="float">
            <text:p>9.655</text:p>
          </table:table-cell>
          <table:table-cell table:style-name="ce10" office:value-type="float" office:value="0.0353" calcext:value-type="float">
            <text:p>0.0353</text:p>
          </table:table-cell>
          <table:table-cell table:style-name="ce13" office:value-type="float" office:value="0.021" calcext:value-type="float">
            <text:p>0.021</text:p>
          </table:table-cell>
          <table:table-cell table:style-name="ce10" office:value-type="float" office:value="0.0605" calcext:value-type="float">
            <text:p>0.0605</text:p>
          </table:table-cell>
          <table:table-cell table:style-name="ce13" office:value-type="float" office:value="0.075" calcext:value-type="float">
            <text:p>0.075</text:p>
          </table:table-cell>
          <table:table-cell table:style-name="ce13" office:value-type="float" office:value="0.107" calcext:value-type="float">
            <text:p>0.107</text:p>
          </table:table-cell>
          <table:table-cell table:style-name="ce13" office:value-type="float" office:value="0.219" calcext:value-type="float">
            <text:p>0.219</text:p>
          </table:table-cell>
          <table:table-cell table:style-name="ce8" office:value-type="float" office:value="7908613465" calcext:value-type="float">
            <text:p>7,908,613,465</text:p>
          </table:table-cell>
          <table:table-cell table:style-name="ce8" office:value-type="float" office:value="848529" calcext:value-type="float">
            <text:p>848,529</text:p>
          </table:table-cell>
          <table:table-cell table:style-name="ce8" office:value-type="float" office:value="79086" calcext:value-type="float">
            <text:p>79,086</text:p>
          </table:table-cell>
          <table:table-cell table:style-name="ce8" office:value-type="float" office:value="57080" calcext:value-type="float">
            <text:p>57,080</text:p>
          </table:table-cell>
          <table:table-cell table:style-name="ce8" office:value-type="float" office:value="76355" calcext:value-type="float">
            <text:p>76,355</text:p>
          </table:table-cell>
          <table:table-cell table:style-name="ce8" office:value-type="float" office:value="174782" calcext:value-type="float">
            <text:p>174,782</text:p>
          </table:table-cell>
          <table:table-cell table:style-name="ce8" office:value-type="float" office:value="226862" calcext:value-type="float">
            <text:p>226,862</text:p>
          </table:table-cell>
          <table:table-cell table:style-name="ce8" office:value-type="float" office:value="359864" calcext:value-type="float">
            <text:p>359,864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PVS heuristic highest first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8" office:value-type="float" office:value="3429.774" calcext:value-type="float">
            <text:p>3,430</text:p>
          </table:table-cell>
          <table:table-cell table:style-name="ce13" office:value-type="float" office:value="1.692" calcext:value-type="float">
            <text:p>1.692</text:p>
          </table:table-cell>
          <table:table-cell table:style-name="ce10" office:value-type="float" office:value="0.0343" calcext:value-type="float">
            <text:p>0.0343</text:p>
          </table:table-cell>
          <table:table-cell table:style-name="ce13" office:value-type="float" office:value="0.022" calcext:value-type="float">
            <text:p>0.022</text:p>
          </table:table-cell>
          <table:table-cell table:style-name="ce10" office:value-type="float" office:value="0.0447" calcext:value-type="float">
            <text:p>0.0447</text:p>
          </table:table-cell>
          <table:table-cell table:style-name="ce13" office:value-type="float" office:value="0.072" calcext:value-type="float">
            <text:p>0.072</text:p>
          </table:table-cell>
          <table:table-cell table:style-name="ce13" office:value-type="float" office:value="0.102" calcext:value-type="float">
            <text:p>0.102</text:p>
          </table:table-cell>
          <table:table-cell table:style-name="ce13" office:value-type="float" office:value="0.205" calcext:value-type="float">
            <text:p>0.205</text:p>
          </table:table-cell>
          <table:table-cell table:style-name="ce8" office:value-type="float" office:value="7086858209" calcext:value-type="float">
            <text:p>7,086,858,209</text:p>
          </table:table-cell>
          <table:table-cell table:style-name="ce8" office:value-type="float" office:value="804750" calcext:value-type="float">
            <text:p>804,750</text:p>
          </table:table-cell>
          <table:table-cell table:style-name="ce8" office:value-type="float" office:value="70868" calcext:value-type="float">
            <text:p>70,868</text:p>
          </table:table-cell>
          <table:table-cell table:style-name="ce8" office:value-type="float" office:value="52883" calcext:value-type="float">
            <text:p>52,883</text:p>
          </table:table-cell>
          <table:table-cell table:style-name="ce8" office:value-type="float" office:value="66438" calcext:value-type="float">
            <text:p>66,438</text:p>
          </table:table-cell>
          <table:table-cell table:style-name="ce8" office:value-type="float" office:value="154021" calcext:value-type="float">
            <text:p>154,021</text:p>
          </table:table-cell>
          <table:table-cell table:style-name="ce8" office:value-type="float" office:value="199743" calcext:value-type="float">
            <text:p>199,743</text:p>
          </table:table-cell>
          <table:table-cell table:style-name="ce8" office:value-type="float" office:value="308918" calcext:value-type="float">
            <text:p>308,918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PVS heuristic atu then highest first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8" office:value-type="float" office:value="3459.798" calcext:value-type="float">
            <text:p>3,460</text:p>
          </table:table-cell>
          <table:table-cell table:style-name="ce13" office:value-type="float" office:value="3.706" calcext:value-type="float">
            <text:p>3.706</text:p>
          </table:table-cell>
          <table:table-cell table:style-name="ce10" office:value-type="float" office:value="0.0346" calcext:value-type="float">
            <text:p>0.0346</text:p>
          </table:table-cell>
          <table:table-cell table:style-name="ce13" office:value-type="float" office:value="0.021" calcext:value-type="float">
            <text:p>0.021</text:p>
          </table:table-cell>
          <table:table-cell table:style-name="ce10" office:value-type="float" office:value="0.0525" calcext:value-type="float">
            <text:p>0.0525</text:p>
          </table:table-cell>
          <table:table-cell table:style-name="ce13" office:value-type="float" office:value="0.072" calcext:value-type="float">
            <text:p>0.072</text:p>
          </table:table-cell>
          <table:table-cell table:style-name="ce13" office:value-type="float" office:value="0.104" calcext:value-type="float">
            <text:p>0.104</text:p>
          </table:table-cell>
          <table:table-cell table:style-name="ce13" office:value-type="float" office:value="0.215" calcext:value-type="float">
            <text:p>0.215</text:p>
          </table:table-cell>
          <table:table-cell table:style-name="ce8" office:value-type="float" office:value="7606560342" calcext:value-type="float">
            <text:p>7,606,560,342</text:p>
          </table:table-cell>
          <table:table-cell table:style-name="ce8" office:value-type="float" office:value="1411160" calcext:value-type="float">
            <text:p>1,411,160</text:p>
          </table:table-cell>
          <table:table-cell table:style-name="ce8" office:value-type="float" office:value="76065" calcext:value-type="float">
            <text:p>76,065</text:p>
          </table:table-cell>
          <table:table-cell table:style-name="ce8" office:value-type="float" office:value="56024" calcext:value-type="float">
            <text:p>56,024</text:p>
          </table:table-cell>
          <table:table-cell table:style-name="ce8" office:value-type="float" office:value="72766" calcext:value-type="float">
            <text:p>72,766</text:p>
          </table:table-cell>
          <table:table-cell table:style-name="ce8" office:value-type="float" office:value="166560" calcext:value-type="float">
            <text:p>166,560</text:p>
          </table:table-cell>
          <table:table-cell table:style-name="ce8" office:value-type="float" office:value="216637" calcext:value-type="float">
            <text:p>216,637</text:p>
          </table:table-cell>
          <table:table-cell table:style-name="ce8" office:value-type="float" office:value="340482" calcext:value-type="float">
            <text:p>340,482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PVS cutoff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8" office:value-type="float" office:value="1933.783" calcext:value-type="float">
            <text:p>1,934</text:p>
          </table:table-cell>
          <table:table-cell table:style-name="ce13" office:value-type="float" office:value="1.588" calcext:value-type="float">
            <text:p>1.588</text:p>
          </table:table-cell>
          <table:table-cell table:style-name="ce10" office:value-type="float" office:value="0.0193" calcext:value-type="float">
            <text:p>0.0193</text:p>
          </table:table-cell>
          <table:table-cell table:style-name="ce13" office:value-type="float" office:value="0.009" calcext:value-type="float">
            <text:p>0.009</text:p>
          </table:table-cell>
          <table:table-cell table:style-name="ce10" office:value-type="float" office:value="0.0348" calcext:value-type="float">
            <text:p>0.0348</text:p>
          </table:table-cell>
          <table:table-cell table:style-name="ce13" office:value-type="float" office:value="0.044" calcext:value-type="float">
            <text:p>0.044</text:p>
          </table:table-cell>
          <table:table-cell table:style-name="ce13" office:value-type="float" office:value="0.068" calcext:value-type="float">
            <text:p>0.068</text:p>
          </table:table-cell>
          <table:table-cell table:style-name="ce13" office:value-type="float" office:value="0.155" calcext:value-type="float">
            <text:p>0.155</text:p>
          </table:table-cell>
          <table:table-cell table:style-name="ce8" office:value-type="float" office:value="3859486602" calcext:value-type="float">
            <text:p>3,859,486,602</text:p>
          </table:table-cell>
          <table:table-cell table:style-name="ce8" office:value-type="float" office:value="783361" calcext:value-type="float">
            <text:p>783,361</text:p>
          </table:table-cell>
          <table:table-cell table:style-name="ce8" office:value-type="float" office:value="38594" calcext:value-type="float">
            <text:p>38,594</text:p>
          </table:table-cell>
          <table:table-cell table:style-name="ce8" office:value-type="float" office:value="25247" calcext:value-type="float">
            <text:p>25,247</text:p>
          </table:table-cell>
          <table:table-cell table:style-name="ce8" office:value-type="float" office:value="42904" calcext:value-type="float">
            <text:p>42,904</text:p>
          </table:table-cell>
          <table:table-cell table:style-name="ce8" office:value-type="float" office:value="89120" calcext:value-type="float">
            <text:p>89,120</text:p>
          </table:table-cell>
          <table:table-cell table:style-name="ce8" office:value-type="float" office:value="120024" calcext:value-type="float">
            <text:p>120,024</text:p>
          </table:table-cell>
          <table:table-cell table:style-name="ce8" office:value-type="float" office:value="202525" calcext:value-type="float">
            <text:p>202,525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PVS lookup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8" office:value-type="float" office:value="1790.518" calcext:value-type="float">
            <text:p>1,791</text:p>
          </table:table-cell>
          <table:table-cell table:style-name="ce13" office:value-type="float" office:value="2.525" calcext:value-type="float">
            <text:p>2.525</text:p>
          </table:table-cell>
          <table:table-cell table:style-name="ce10" office:value-type="float" office:value="0.0179" calcext:value-type="float">
            <text:p>0.0179</text:p>
          </table:table-cell>
          <table:table-cell table:style-name="ce13" office:value-type="float" office:value="0.009" calcext:value-type="float">
            <text:p>0.009</text:p>
          </table:table-cell>
          <table:table-cell table:style-name="ce10" office:value-type="float" office:value="0.0332" calcext:value-type="float">
            <text:p>0.0332</text:p>
          </table:table-cell>
          <table:table-cell table:style-name="ce13" office:value-type="float" office:value="0.041" calcext:value-type="float">
            <text:p>0.041</text:p>
          </table:table-cell>
          <table:table-cell table:style-name="ce13" office:value-type="float" office:value="0.063" calcext:value-type="float">
            <text:p>0.063</text:p>
          </table:table-cell>
          <table:table-cell table:style-name="ce13" office:value-type="float" office:value="0.138" calcext:value-type="float">
            <text:p>0.138</text:p>
          </table:table-cell>
          <table:table-cell table:style-name="ce8" office:value-type="float" office:value="3968910534" calcext:value-type="float">
            <text:p>3,968,910,534</text:p>
          </table:table-cell>
          <table:table-cell table:style-name="ce8" office:value-type="float" office:value="656931" calcext:value-type="float">
            <text:p>656,931</text:p>
          </table:table-cell>
          <table:table-cell table:style-name="ce8" office:value-type="float" office:value="39689" calcext:value-type="float">
            <text:p>39,689</text:p>
          </table:table-cell>
          <table:table-cell table:style-name="ce8" office:value-type="float" office:value="26120" calcext:value-type="float">
            <text:p>26,120</text:p>
          </table:table-cell>
          <table:table-cell table:style-name="ce8" office:value-type="float" office:value="43479" calcext:value-type="float">
            <text:p>43,479</text:p>
          </table:table-cell>
          <table:table-cell table:style-name="ce8" office:value-type="float" office:value="91636" calcext:value-type="float">
            <text:p>91,636</text:p>
          </table:table-cell>
          <table:table-cell table:style-name="ce8" office:value-type="float" office:value="122648" calcext:value-type="float">
            <text:p>122,648</text:p>
          </table:table-cell>
          <table:table-cell table:style-name="ce8" office:value-type="float" office:value="206832" calcext:value-type="float">
            <text:p>206,832</text:p>
          </table:table-cell>
          <table:table-cell table:number-columns-repeated="44"/>
        </table:table-row>
        <table:table-row table:style-name="ro1">
          <table:table-cell/>
          <table:table-cell table:style-name="ce1"/>
          <table:table-cell table:style-name="ce2" table:number-columns-repeated="2"/>
          <table:table-cell table:style-name="ce8"/>
          <table:table-cell table:style-name="ce13"/>
          <table:table-cell table:style-name="ce10"/>
          <table:table-cell table:style-name="ce13"/>
          <table:table-cell table:style-name="ce10"/>
          <table:table-cell table:style-name="ce13" table:number-columns-repeated="3"/>
          <table:table-cell table:style-name="ce8" table:number-columns-repeated="8"/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Principal Variation Search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000" calcext:value-type="float">
            <text:p>10000</text:p>
          </table:table-cell>
          <table:table-cell table:style-name="ce8" office:value-type="float" office:value="8245.615" calcext:value-type="float">
            <text:p>8,246</text:p>
          </table:table-cell>
          <table:table-cell table:style-name="ce13" office:value-type="float" office:value="27.336" calcext:value-type="float">
            <text:p>27.336</text:p>
          </table:table-cell>
          <table:table-cell table:style-name="ce10" office:value-type="float" office:value="0.8246" calcext:value-type="float">
            <text:p>0.8246</text:p>
          </table:table-cell>
          <table:table-cell table:style-name="ce13" office:value-type="float" office:value="0.414" calcext:value-type="float">
            <text:p>0.414</text:p>
          </table:table-cell>
          <table:table-cell table:style-name="ce10" office:value-type="float" office:value="1.3451" calcext:value-type="float">
            <text:p>1.3451</text:p>
          </table:table-cell>
          <table:table-cell table:style-name="ce13" office:value-type="float" office:value="1.836" calcext:value-type="float">
            <text:p>1.836</text:p>
          </table:table-cell>
          <table:table-cell table:style-name="ce13" office:value-type="float" office:value="2.825" calcext:value-type="float">
            <text:p>2.825</text:p>
          </table:table-cell>
          <table:table-cell table:style-name="ce13" office:value-type="float" office:value="6.566" calcext:value-type="float">
            <text:p>6.566</text:p>
          </table:table-cell>
          <table:table-cell table:style-name="ce8" office:value-type="float" office:value="18282614797" calcext:value-type="float">
            <text:p>18,282,614,797</text:p>
          </table:table-cell>
          <table:table-cell table:style-name="ce8" office:value-type="float" office:value="28017336" calcext:value-type="float">
            <text:p>28,017,336</text:p>
          </table:table-cell>
          <table:table-cell table:style-name="ce8" office:value-type="float" office:value="1828261" calcext:value-type="float">
            <text:p>1,828,261</text:p>
          </table:table-cell>
          <table:table-cell table:style-name="ce8" office:value-type="float" office:value="1249053" calcext:value-type="float">
            <text:p>1,249,053</text:p>
          </table:table-cell>
          <table:table-cell table:style-name="ce8" office:value-type="float" office:value="1960370" calcext:value-type="float">
            <text:p>1,960,370</text:p>
          </table:table-cell>
          <table:table-cell table:style-name="ce8" office:value-type="float" office:value="4054374" calcext:value-type="float">
            <text:p>4,054,374</text:p>
          </table:table-cell>
          <table:table-cell table:style-name="ce8" office:value-type="float" office:value="5428359" calcext:value-type="float">
            <text:p>5,428,359</text:p>
          </table:table-cell>
          <table:table-cell table:style-name="ce8" office:value-type="float" office:value="9562886" calcext:value-type="float">
            <text:p>9,562,886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PVS heuristic atu first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000" calcext:value-type="float">
            <text:p>10000</text:p>
          </table:table-cell>
          <table:table-cell table:style-name="ce8" office:value-type="float" office:value="9439.141" calcext:value-type="float">
            <text:p>9,439</text:p>
          </table:table-cell>
          <table:table-cell table:style-name="ce13" office:value-type="float" office:value="111.761" calcext:value-type="float">
            <text:p>111.761</text:p>
          </table:table-cell>
          <table:table-cell table:style-name="ce10" office:value-type="float" office:value="0.9439" calcext:value-type="float">
            <text:p>0.9439</text:p>
          </table:table-cell>
          <table:table-cell table:style-name="ce13" office:value-type="float" office:value="0.462" calcext:value-type="float">
            <text:p>0.462</text:p>
          </table:table-cell>
          <table:table-cell table:style-name="ce10" office:value-type="float" office:value="2.0351" calcext:value-type="float">
            <text:p>2.0351</text:p>
          </table:table-cell>
          <table:table-cell table:style-name="ce13" office:value-type="float" office:value="2.082" calcext:value-type="float">
            <text:p>2.082</text:p>
          </table:table-cell>
          <table:table-cell table:style-name="ce13" office:value-type="float" office:value="3.196" calcext:value-type="float">
            <text:p>3.196</text:p>
          </table:table-cell>
          <table:table-cell table:style-name="ce13" office:value-type="float" office:value="6.736" calcext:value-type="float">
            <text:p>6.736</text:p>
          </table:table-cell>
          <table:table-cell table:style-name="ce8" office:value-type="float" office:value="17281176089" calcext:value-type="float">
            <text:p>17,281,176,089</text:p>
          </table:table-cell>
          <table:table-cell table:style-name="ce8" office:value-type="float" office:value="24288387" calcext:value-type="float">
            <text:p>24,288,387</text:p>
          </table:table-cell>
          <table:table-cell table:style-name="ce8" office:value-type="float" office:value="1728117" calcext:value-type="float">
            <text:p>1,728,117</text:p>
          </table:table-cell>
          <table:table-cell table:style-name="ce8" office:value-type="float" office:value="1196145" calcext:value-type="float">
            <text:p>1,196,145</text:p>
          </table:table-cell>
          <table:table-cell table:style-name="ce8" office:value-type="float" office:value="1830276" calcext:value-type="float">
            <text:p>1,830,276</text:p>
          </table:table-cell>
          <table:table-cell table:style-name="ce8" office:value-type="float" office:value="3765236" calcext:value-type="float">
            <text:p>3,765,236</text:p>
          </table:table-cell>
          <table:table-cell table:style-name="ce8" office:value-type="float" office:value="5188286" calcext:value-type="float">
            <text:p>5,188,286</text:p>
          </table:table-cell>
          <table:table-cell table:style-name="ce8" office:value-type="float" office:value="8584377" calcext:value-type="float">
            <text:p>8,584,377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PVS heuristic highest first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000" calcext:value-type="float">
            <text:p>10000</text:p>
          </table:table-cell>
          <table:table-cell table:style-name="ce8" office:value-type="float" office:value="8273.519" calcext:value-type="float">
            <text:p>8,274</text:p>
          </table:table-cell>
          <table:table-cell table:style-name="ce13" office:value-type="float" office:value="19.503" calcext:value-type="float">
            <text:p>19.503</text:p>
          </table:table-cell>
          <table:table-cell table:style-name="ce10" office:value-type="float" office:value="0.8274" calcext:value-type="float">
            <text:p>0.8274</text:p>
          </table:table-cell>
          <table:table-cell table:style-name="ce13" office:value-type="float" office:value="0.437" calcext:value-type="float">
            <text:p>0.437</text:p>
          </table:table-cell>
          <table:table-cell table:style-name="ce10" office:value-type="float" office:value="1.2417" calcext:value-type="float">
            <text:p>1.2417</text:p>
          </table:table-cell>
          <table:table-cell table:style-name="ce13" office:value-type="float" office:value="1.841" calcext:value-type="float">
            <text:p>1.841</text:p>
          </table:table-cell>
          <table:table-cell table:style-name="ce13" office:value-type="float" office:value="2.756" calcext:value-type="float">
            <text:p>2.756</text:p>
          </table:table-cell>
          <table:table-cell table:style-name="ce13" office:value-type="float" office:value="5.968" calcext:value-type="float">
            <text:p>5.968</text:p>
          </table:table-cell>
          <table:table-cell table:style-name="ce8" office:value-type="float" office:value="14948684248" calcext:value-type="float">
            <text:p>14,948,684,248</text:p>
          </table:table-cell>
          <table:table-cell table:style-name="ce8" office:value-type="float" office:value="16833858" calcext:value-type="float">
            <text:p>16,833,858</text:p>
          </table:table-cell>
          <table:table-cell table:style-name="ce8" office:value-type="float" office:value="1494868" calcext:value-type="float">
            <text:p>1,494,868</text:p>
          </table:table-cell>
          <table:table-cell table:style-name="ce8" office:value-type="float" office:value="1089150" calcext:value-type="float">
            <text:p>1,089,150</text:p>
          </table:table-cell>
          <table:table-cell table:style-name="ce8" office:value-type="float" office:value="1477932" calcext:value-type="float">
            <text:p>1,477,932</text:p>
          </table:table-cell>
          <table:table-cell table:style-name="ce8" office:value-type="float" office:value="3244310" calcext:value-type="float">
            <text:p>3,244,310</text:p>
          </table:table-cell>
          <table:table-cell table:style-name="ce8" office:value-type="float" office:value="4300977" calcext:value-type="float">
            <text:p>4,300,977</text:p>
          </table:table-cell>
          <table:table-cell table:style-name="ce8" office:value-type="float" office:value="7113314" calcext:value-type="float">
            <text:p>7,113,314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PVS heuristic atu then highest first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000" calcext:value-type="float">
            <text:p>10000</text:p>
          </table:table-cell>
          <table:table-cell table:style-name="ce8" office:value-type="float" office:value="8724" calcext:value-type="float">
            <text:p>8,724</text:p>
          </table:table-cell>
          <table:table-cell table:style-name="ce13" office:value-type="float" office:value="35.307" calcext:value-type="float">
            <text:p>35.307</text:p>
          </table:table-cell>
          <table:table-cell table:style-name="ce10" office:value-type="float" office:value="0.8724" calcext:value-type="float">
            <text:p>0.8724</text:p>
          </table:table-cell>
          <table:table-cell table:style-name="ce13" office:value-type="float" office:value="0.449" calcext:value-type="float">
            <text:p>0.449</text:p>
          </table:table-cell>
          <table:table-cell table:style-name="ce10" office:value-type="float" office:value="1.3942" calcext:value-type="float">
            <text:p>1.3942</text:p>
          </table:table-cell>
          <table:table-cell table:style-name="ce13" office:value-type="float" office:value="1.95" calcext:value-type="float">
            <text:p>1.950</text:p>
          </table:table-cell>
          <table:table-cell table:style-name="ce13" office:value-type="float" office:value="3.007" calcext:value-type="float">
            <text:p>3.007</text:p>
          </table:table-cell>
          <table:table-cell table:style-name="ce13" office:value-type="float" office:value="6.482" calcext:value-type="float">
            <text:p>6.482</text:p>
          </table:table-cell>
          <table:table-cell table:style-name="ce8" office:value-type="float" office:value="16200450862" calcext:value-type="float">
            <text:p>16,200,450,862</text:p>
          </table:table-cell>
          <table:table-cell table:style-name="ce8" office:value-type="float" office:value="19101422" calcext:value-type="float">
            <text:p>19,101,422</text:p>
          </table:table-cell>
          <table:table-cell table:style-name="ce8" office:value-type="float" office:value="1620045" calcext:value-type="float">
            <text:p>1,620,045</text:p>
          </table:table-cell>
          <table:table-cell table:style-name="ce8" office:value-type="float" office:value="1150923" calcext:value-type="float">
            <text:p>1,150,923</text:p>
          </table:table-cell>
          <table:table-cell table:style-name="ce8" office:value-type="float" office:value="1643544" calcext:value-type="float">
            <text:p>1,643,544</text:p>
          </table:table-cell>
          <table:table-cell table:style-name="ce8" office:value-type="float" office:value="3583544" calcext:value-type="float">
            <text:p>3,583,544</text:p>
          </table:table-cell>
          <table:table-cell table:style-name="ce8" office:value-type="float" office:value="4781935" calcext:value-type="float">
            <text:p>4,781,935</text:p>
          </table:table-cell>
          <table:table-cell table:style-name="ce8" office:value-type="float" office:value="7960260" calcext:value-type="float">
            <text:p>7,960,260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PVS cutoff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000" calcext:value-type="float">
            <text:p>10000</text:p>
          </table:table-cell>
          <table:table-cell table:style-name="ce8" office:value-type="float" office:value="4919.851" calcext:value-type="float">
            <text:p>4,920</text:p>
          </table:table-cell>
          <table:table-cell table:style-name="ce13" office:value-type="float" office:value="110.926" calcext:value-type="float">
            <text:p>110.926</text:p>
          </table:table-cell>
          <table:table-cell table:style-name="ce10" office:value-type="float" office:value="0.492" calcext:value-type="float">
            <text:p>0.4920</text:p>
          </table:table-cell>
          <table:table-cell table:style-name="ce13" office:value-type="float" office:value="0.157" calcext:value-type="float">
            <text:p>0.157</text:p>
          </table:table-cell>
          <table:table-cell table:style-name="ce10" office:value-type="float" office:value="1.849" calcext:value-type="float">
            <text:p>1.8490</text:p>
          </table:table-cell>
          <table:table-cell table:style-name="ce13" office:value-type="float" office:value="1.072" calcext:value-type="float">
            <text:p>1.072</text:p>
          </table:table-cell>
          <table:table-cell table:style-name="ce13" office:value-type="float" office:value="1.889" calcext:value-type="float">
            <text:p>1.889</text:p>
          </table:table-cell>
          <table:table-cell table:style-name="ce13" office:value-type="float" office:value="5.07" calcext:value-type="float">
            <text:p>5.070</text:p>
          </table:table-cell>
          <table:table-cell table:style-name="ce8" office:value-type="float" office:value="8576172767" calcext:value-type="float">
            <text:p>8,576,172,767</text:p>
          </table:table-cell>
          <table:table-cell table:style-name="ce8" office:value-type="float" office:value="271023900" calcext:value-type="float">
            <text:p>271,023,900</text:p>
          </table:table-cell>
          <table:table-cell table:style-name="ce8" office:value-type="float" office:value="857617" calcext:value-type="float">
            <text:p>857,617</text:p>
          </table:table-cell>
          <table:table-cell table:style-name="ce8" office:value-type="float" office:value="493337" calcext:value-type="float">
            <text:p>493,337</text:p>
          </table:table-cell>
          <table:table-cell table:style-name="ce8" office:value-type="float" office:value="2879527" calcext:value-type="float">
            <text:p>2,879,527</text:p>
          </table:table-cell>
          <table:table-cell table:style-name="ce8" office:value-type="float" office:value="2000623" calcext:value-type="float">
            <text:p>2,000,623</text:p>
          </table:table-cell>
          <table:table-cell table:style-name="ce8" office:value-type="float" office:value="2794122" calcext:value-type="float">
            <text:p>2,794,122</text:p>
          </table:table-cell>
          <table:table-cell table:style-name="ce8" office:value-type="float" office:value="4616526" calcext:value-type="float">
            <text:p>4,616,526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PVS lookup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000" calcext:value-type="float">
            <text:p>10000</text:p>
          </table:table-cell>
          <table:table-cell table:style-name="ce8" office:value-type="float" office:value="4725.119" calcext:value-type="float">
            <text:p>4,725</text:p>
          </table:table-cell>
          <table:table-cell table:style-name="ce13" office:value-type="float" office:value="60.09" calcext:value-type="float">
            <text:p>60.090</text:p>
          </table:table-cell>
          <table:table-cell table:style-name="ce10" office:value-type="float" office:value="0.4725" calcext:value-type="float">
            <text:p>0.4725</text:p>
          </table:table-cell>
          <table:table-cell table:style-name="ce13" office:value-type="float" office:value="0.147" calcext:value-type="float">
            <text:p>0.147</text:p>
          </table:table-cell>
          <table:table-cell table:style-name="ce10" office:value-type="float" office:value="1.359" calcext:value-type="float">
            <text:p>1.3590</text:p>
          </table:table-cell>
          <table:table-cell table:style-name="ce13" office:value-type="float" office:value="1.045" calcext:value-type="float">
            <text:p>1.045</text:p>
          </table:table-cell>
          <table:table-cell table:style-name="ce13" office:value-type="float" office:value="1.832" calcext:value-type="float">
            <text:p>1.832</text:p>
          </table:table-cell>
          <table:table-cell table:style-name="ce13" office:value-type="float" office:value="5.249" calcext:value-type="float">
            <text:p>5.249</text:p>
          </table:table-cell>
          <table:table-cell table:style-name="ce8" office:value-type="float" office:value="8675587042" calcext:value-type="float">
            <text:p>8,675,587,042</text:p>
          </table:table-cell>
          <table:table-cell table:style-name="ce8" office:value-type="float" office:value="12587002" calcext:value-type="float">
            <text:p>12,587,002</text:p>
          </table:table-cell>
          <table:table-cell table:style-name="ce8" office:value-type="float" office:value="867558" calcext:value-type="float">
            <text:p>867,558</text:p>
          </table:table-cell>
          <table:table-cell table:style-name="ce8" office:value-type="float" office:value="497929" calcext:value-type="float">
            <text:p>497,929</text:p>
          </table:table-cell>
          <table:table-cell table:style-name="ce8" office:value-type="float" office:value="1120313" calcext:value-type="float">
            <text:p>1,120,313</text:p>
          </table:table-cell>
          <table:table-cell table:style-name="ce8" office:value-type="float" office:value="2054129" calcext:value-type="float">
            <text:p>2,054,129</text:p>
          </table:table-cell>
          <table:table-cell table:style-name="ce8" office:value-type="float" office:value="2898731" calcext:value-type="float">
            <text:p>2,898,731</text:p>
          </table:table-cell>
          <table:table-cell table:style-name="ce8" office:value-type="float" office:value="5434144" calcext:value-type="float">
            <text:p>5,434,144</text:p>
          </table:table-cell>
          <table:table-cell table:number-columns-repeated="44"/>
        </table:table-row>
        <table:table-row table:style-name="ro1">
          <table:table-cell/>
          <table:table-cell table:style-name="ce1"/>
          <table:table-cell table:style-name="ce2" table:number-columns-repeated="2"/>
          <table:table-cell table:style-name="ce8"/>
          <table:table-cell table:style-name="ce13"/>
          <table:table-cell table:style-name="ce10"/>
          <table:table-cell table:style-name="ce13"/>
          <table:table-cell table:style-name="ce10"/>
          <table:table-cell table:style-name="ce13" table:number-columns-repeated="3"/>
          <table:table-cell table:style-name="ce8" table:number-columns-repeated="8"/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Principal Variation Search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00" calcext:value-type="float">
            <text:p>1000</text:p>
          </table:table-cell>
          <table:table-cell table:style-name="ce8" office:value-type="float" office:value="23721.522" calcext:value-type="float">
            <text:p>23,722</text:p>
          </table:table-cell>
          <table:table-cell table:style-name="ce13" office:value-type="float" office:value="2972.036" calcext:value-type="float">
            <text:p>2,972.036</text:p>
          </table:table-cell>
          <table:table-cell table:style-name="ce10" office:value-type="float" office:value="23.7215" calcext:value-type="float">
            <text:p>23.7215</text:p>
          </table:table-cell>
          <table:table-cell table:style-name="ce13" office:value-type="float" office:value="10.154" calcext:value-type="float">
            <text:p>10.154</text:p>
          </table:table-cell>
          <table:table-cell table:style-name="ce10" office:value-type="float" office:value="99.4256" calcext:value-type="float">
            <text:p>99.4256</text:p>
          </table:table-cell>
          <table:table-cell table:style-name="ce13" office:value-type="float" office:value="48.084" calcext:value-type="float">
            <text:p>48.084</text:p>
          </table:table-cell>
          <table:table-cell table:style-name="ce13" office:value-type="float" office:value="74.172" calcext:value-type="float">
            <text:p>74.172</text:p>
          </table:table-cell>
          <table:table-cell table:style-name="ce13" office:value-type="float" office:value="172.646" calcext:value-type="float">
            <text:p>172.646</text:p>
          </table:table-cell>
          <table:table-cell table:style-name="ce8" office:value-type="float" office:value="51851925320" calcext:value-type="float">
            <text:p>51,851,925,320</text:p>
          </table:table-cell>
          <table:table-cell table:style-name="ce8" office:value-type="float" office:value="1476396510" calcext:value-type="float">
            <text:p>1,476,396,510</text:p>
          </table:table-cell>
          <table:table-cell table:style-name="ce8" office:value-type="float" office:value="51851925" calcext:value-type="float">
            <text:p>51,851,925</text:p>
          </table:table-cell>
          <table:table-cell table:style-name="ce8" office:value-type="float" office:value="31884902" calcext:value-type="float">
            <text:p>31,884,902</text:p>
          </table:table-cell>
          <table:table-cell table:style-name="ce8" office:value-type="float" office:value="72805059" calcext:value-type="float">
            <text:p>72,805,059</text:p>
          </table:table-cell>
          <table:table-cell table:style-name="ce8" office:value-type="float" office:value="114552118" calcext:value-type="float">
            <text:p>114,552,118</text:p>
          </table:table-cell>
          <table:table-cell table:style-name="ce8" office:value-type="float" office:value="152211513" calcext:value-type="float">
            <text:p>152,211,513</text:p>
          </table:table-cell>
          <table:table-cell table:style-name="ce8" office:value-type="float" office:value="314261704" calcext:value-type="float">
            <text:p>314,261,704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PVS heuristic atu firs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00" calcext:value-type="float">
            <text:p>1000</text:p>
          </table:table-cell>
          <table:table-cell table:style-name="ce8" office:value-type="float" office:value="17271.497" calcext:value-type="float">
            <text:p>17,271</text:p>
          </table:table-cell>
          <table:table-cell table:style-name="ce13" office:value-type="float" office:value="412.475" calcext:value-type="float">
            <text:p>412.475</text:p>
          </table:table-cell>
          <table:table-cell table:style-name="ce10" office:value-type="float" office:value="17.2715" calcext:value-type="float">
            <text:p>17.2715</text:p>
          </table:table-cell>
          <table:table-cell table:style-name="ce13" office:value-type="float" office:value="7.724" calcext:value-type="float">
            <text:p>7.724</text:p>
          </table:table-cell>
          <table:table-cell table:style-name="ce10" office:value-type="float" office:value="29.4039" calcext:value-type="float">
            <text:p>29.4039</text:p>
          </table:table-cell>
          <table:table-cell table:style-name="ce13" office:value-type="float" office:value="37.723" calcext:value-type="float">
            <text:p>37.723</text:p>
          </table:table-cell>
          <table:table-cell table:style-name="ce13" office:value-type="float" office:value="67.52" calcext:value-type="float">
            <text:p>67.520</text:p>
          </table:table-cell>
          <table:table-cell table:style-name="ce13" office:value-type="float" office:value="163.764" calcext:value-type="float">
            <text:p>163.764</text:p>
          </table:table-cell>
          <table:table-cell table:style-name="ce8" office:value-type="float" office:value="44329898146" calcext:value-type="float">
            <text:p>44,329,898,146</text:p>
          </table:table-cell>
          <table:table-cell table:style-name="ce8" office:value-type="float" office:value="495822469" calcext:value-type="float">
            <text:p>495,822,469</text:p>
          </table:table-cell>
          <table:table-cell table:style-name="ce8" office:value-type="float" office:value="44329898" calcext:value-type="float">
            <text:p>44,329,898</text:p>
          </table:table-cell>
          <table:table-cell table:style-name="ce8" office:value-type="float" office:value="29523090" calcext:value-type="float">
            <text:p>29,523,090</text:p>
          </table:table-cell>
          <table:table-cell table:style-name="ce8" office:value-type="float" office:value="52852323" calcext:value-type="float">
            <text:p>52,852,323</text:p>
          </table:table-cell>
          <table:table-cell table:style-name="ce8" office:value-type="float" office:value="98040952" calcext:value-type="float">
            <text:p>98,040,952</text:p>
          </table:table-cell>
          <table:table-cell table:style-name="ce8" office:value-type="float" office:value="133449900" calcext:value-type="float">
            <text:p>133,449,900</text:p>
          </table:table-cell>
          <table:table-cell table:style-name="ce8" office:value-type="float" office:value="293113513" calcext:value-type="float">
            <text:p>293,113,513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PVS heuristic highest firs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00" calcext:value-type="float">
            <text:p>1000</text:p>
          </table:table-cell>
          <table:table-cell table:style-name="ce8" office:value-type="float" office:value="18617.639" calcext:value-type="float">
            <text:p>18,618</text:p>
          </table:table-cell>
          <table:table-cell table:style-name="ce13" office:value-type="float" office:value="1133.732" calcext:value-type="float">
            <text:p>1,133.732</text:p>
          </table:table-cell>
          <table:table-cell table:style-name="ce10" office:value-type="float" office:value="18.6176" calcext:value-type="float">
            <text:p>18.6176</text:p>
          </table:table-cell>
          <table:table-cell table:style-name="ce13" office:value-type="float" office:value="8.323" calcext:value-type="float">
            <text:p>8.323</text:p>
          </table:table-cell>
          <table:table-cell table:style-name="ce10" office:value-type="float" office:value="47.2452" calcext:value-type="float">
            <text:p>47.2452</text:p>
          </table:table-cell>
          <table:table-cell table:style-name="ce13" office:value-type="float" office:value="38.77" calcext:value-type="float">
            <text:p>38.770</text:p>
          </table:table-cell>
          <table:table-cell table:style-name="ce13" office:value-type="float" office:value="61.971" calcext:value-type="float">
            <text:p>61.971</text:p>
          </table:table-cell>
          <table:table-cell table:style-name="ce13" office:value-type="float" office:value="165.701" calcext:value-type="float">
            <text:p>165.701</text:p>
          </table:table-cell>
          <table:table-cell table:style-name="ce8" office:value-type="float" office:value="41064225315" calcext:value-type="float">
            <text:p>41,064,225,315</text:p>
          </table:table-cell>
          <table:table-cell table:style-name="ce8" office:value-type="float" office:value="482624513" calcext:value-type="float">
            <text:p>482,624,513</text:p>
          </table:table-cell>
          <table:table-cell table:style-name="ce8" office:value-type="float" office:value="41064225" calcext:value-type="float">
            <text:p>41,064,225</text:p>
          </table:table-cell>
          <table:table-cell table:style-name="ce8" office:value-type="float" office:value="28804064" calcext:value-type="float">
            <text:p>28,804,064</text:p>
          </table:table-cell>
          <table:table-cell table:style-name="ce8" office:value-type="float" office:value="45666547" calcext:value-type="float">
            <text:p>45,666,547</text:p>
          </table:table-cell>
          <table:table-cell table:style-name="ce8" office:value-type="float" office:value="84823764" calcext:value-type="float">
            <text:p>84,823,764</text:p>
          </table:table-cell>
          <table:table-cell table:style-name="ce8" office:value-type="float" office:value="115342932" calcext:value-type="float">
            <text:p>115,342,932</text:p>
          </table:table-cell>
          <table:table-cell table:style-name="ce8" office:value-type="float" office:value="222262636" calcext:value-type="float">
            <text:p>222,262,636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PVS heuristic atu then highest firs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00" calcext:value-type="float">
            <text:p>1000</text:p>
          </table:table-cell>
          <table:table-cell table:style-name="ce8" office:value-type="float" office:value="19813.515" calcext:value-type="float">
            <text:p>19,814</text:p>
          </table:table-cell>
          <table:table-cell table:style-name="ce13" office:value-type="float" office:value="771.47" calcext:value-type="float">
            <text:p>771.470</text:p>
          </table:table-cell>
          <table:table-cell table:style-name="ce10" office:value-type="float" office:value="19.8135" calcext:value-type="float">
            <text:p>19.8135</text:p>
          </table:table-cell>
          <table:table-cell table:style-name="ce13" office:value-type="float" office:value="9.512" calcext:value-type="float">
            <text:p>9.512</text:p>
          </table:table-cell>
          <table:table-cell table:style-name="ce10" office:value-type="float" office:value="42.0121" calcext:value-type="float">
            <text:p>42.0121</text:p>
          </table:table-cell>
          <table:table-cell table:style-name="ce13" office:value-type="float" office:value="42.144" calcext:value-type="float">
            <text:p>42.144</text:p>
          </table:table-cell>
          <table:table-cell table:style-name="ce13" office:value-type="float" office:value="63.814" calcext:value-type="float">
            <text:p>63.814</text:p>
          </table:table-cell>
          <table:table-cell table:style-name="ce13" office:value-type="float" office:value="141.153" calcext:value-type="float">
            <text:p>141.153</text:p>
          </table:table-cell>
          <table:table-cell table:style-name="ce8" office:value-type="float" office:value="42530336513" calcext:value-type="float">
            <text:p>42,530,336,513</text:p>
          </table:table-cell>
          <table:table-cell table:style-name="ce8" office:value-type="float" office:value="272085335" calcext:value-type="float">
            <text:p>272,085,335</text:p>
          </table:table-cell>
          <table:table-cell table:style-name="ce8" office:value-type="float" office:value="42530336" calcext:value-type="float">
            <text:p>42,530,336</text:p>
          </table:table-cell>
          <table:table-cell table:style-name="ce8" office:value-type="float" office:value="30497831" calcext:value-type="float">
            <text:p>30,497,831</text:p>
          </table:table-cell>
          <table:table-cell table:style-name="ce8" office:value-type="float" office:value="39663328" calcext:value-type="float">
            <text:p>39,663,328</text:p>
          </table:table-cell>
          <table:table-cell table:style-name="ce8" office:value-type="float" office:value="94614484" calcext:value-type="float">
            <text:p>94,614,484</text:p>
          </table:table-cell>
          <table:table-cell table:style-name="ce8" office:value-type="float" office:value="123734376" calcext:value-type="float">
            <text:p>123,734,376</text:p>
          </table:table-cell>
          <table:table-cell table:style-name="ce8" office:value-type="float" office:value="184791656" calcext:value-type="float">
            <text:p>184,791,656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PVS cutoff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00" calcext:value-type="float">
            <text:p>1000</text:p>
          </table:table-cell>
          <table:table-cell table:style-name="ce8" office:value-type="float" office:value="7179.306" calcext:value-type="float">
            <text:p>7,179</text:p>
          </table:table-cell>
          <table:table-cell table:style-name="ce13" office:value-type="float" office:value="517.855" calcext:value-type="float">
            <text:p>517.855</text:p>
          </table:table-cell>
          <table:table-cell table:style-name="ce10" office:value-type="float" office:value="7.1793" calcext:value-type="float">
            <text:p>7.1793</text:p>
          </table:table-cell>
          <table:table-cell table:style-name="ce13" office:value-type="float" office:value="2.48" calcext:value-type="float">
            <text:p>2.480</text:p>
          </table:table-cell>
          <table:table-cell table:style-name="ce10" office:value-type="float" office:value="22.2961" calcext:value-type="float">
            <text:p>22.2961</text:p>
          </table:table-cell>
          <table:table-cell table:style-name="ce13" office:value-type="float" office:value="14.667" calcext:value-type="float">
            <text:p>14.667</text:p>
          </table:table-cell>
          <table:table-cell table:style-name="ce13" office:value-type="float" office:value="24.796" calcext:value-type="float">
            <text:p>24.796</text:p>
          </table:table-cell>
          <table:table-cell table:style-name="ce13" office:value-type="float" office:value="85.854" calcext:value-type="float">
            <text:p>85.854</text:p>
          </table:table-cell>
          <table:table-cell table:style-name="ce8" office:value-type="float" office:value="15641615945" calcext:value-type="float">
            <text:p>15,641,615,945</text:p>
          </table:table-cell>
          <table:table-cell table:style-name="ce8" office:value-type="float" office:value="674760147" calcext:value-type="float">
            <text:p>674,760,147</text:p>
          </table:table-cell>
          <table:table-cell table:style-name="ce8" office:value-type="float" office:value="15641615" calcext:value-type="float">
            <text:p>15,641,615</text:p>
          </table:table-cell>
          <table:table-cell table:style-name="ce8" office:value-type="float" office:value="8413551" calcext:value-type="float">
            <text:p>8,413,551</text:p>
          </table:table-cell>
          <table:table-cell table:style-name="ce8" office:value-type="float" office:value="29327267" calcext:value-type="float">
            <text:p>29,327,267</text:p>
          </table:table-cell>
          <table:table-cell table:style-name="ce8" office:value-type="float" office:value="35748975" calcext:value-type="float">
            <text:p>35,748,975</text:p>
          </table:table-cell>
          <table:table-cell table:style-name="ce8" office:value-type="float" office:value="48411244" calcext:value-type="float">
            <text:p>48,411,244</text:p>
          </table:table-cell>
          <table:table-cell table:style-name="ce8" office:value-type="float" office:value="102676450" calcext:value-type="float">
            <text:p>102,676,450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PVS looku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00" calcext:value-type="float">
            <text:p>1000</text:p>
          </table:table-cell>
          <table:table-cell table:style-name="ce8" office:value-type="float" office:value="7088.781" calcext:value-type="float">
            <text:p>7,089</text:p>
          </table:table-cell>
          <table:table-cell table:style-name="ce13" office:value-type="float" office:value="171.94" calcext:value-type="float">
            <text:p>171.940</text:p>
          </table:table-cell>
          <table:table-cell table:style-name="ce10" office:value-type="float" office:value="7.0888" calcext:value-type="float">
            <text:p>7.0888</text:p>
          </table:table-cell>
          <table:table-cell table:style-name="ce13" office:value-type="float" office:value="2.491" calcext:value-type="float">
            <text:p>2.491</text:p>
          </table:table-cell>
          <table:table-cell table:style-name="ce10" office:value-type="float" office:value="13.8114" calcext:value-type="float">
            <text:p>13.8114</text:p>
          </table:table-cell>
          <table:table-cell table:style-name="ce13" office:value-type="float" office:value="17.732" calcext:value-type="float">
            <text:p>17.732</text:p>
          </table:table-cell>
          <table:table-cell table:style-name="ce13" office:value-type="float" office:value="29.272" calcext:value-type="float">
            <text:p>29.272</text:p>
          </table:table-cell>
          <table:table-cell table:style-name="ce13" office:value-type="float" office:value="80.424" calcext:value-type="float">
            <text:p>80.424</text:p>
          </table:table-cell>
          <table:table-cell table:style-name="ce8" office:value-type="float" office:value="13731966767" calcext:value-type="float">
            <text:p>13,731,966,767</text:p>
          </table:table-cell>
          <table:table-cell table:style-name="ce8" office:value-type="float" office:value="266600317" calcext:value-type="float">
            <text:p>266,600,317</text:p>
          </table:table-cell>
          <table:table-cell table:style-name="ce8" office:value-type="float" office:value="13731966" calcext:value-type="float">
            <text:p>13,731,966</text:p>
          </table:table-cell>
          <table:table-cell table:style-name="ce8" office:value-type="float" office:value="8007825" calcext:value-type="float">
            <text:p>8,007,825</text:p>
          </table:table-cell>
          <table:table-cell table:style-name="ce8" office:value-type="float" office:value="17861262" calcext:value-type="float">
            <text:p>17,861,262</text:p>
          </table:table-cell>
          <table:table-cell table:style-name="ce8" office:value-type="float" office:value="32399351" calcext:value-type="float">
            <text:p>32,399,351</text:p>
          </table:table-cell>
          <table:table-cell table:style-name="ce8" office:value-type="float" office:value="43789697" calcext:value-type="float">
            <text:p>43,789,697</text:p>
          </table:table-cell>
          <table:table-cell table:style-name="ce8" office:value-type="float" office:value="78517112" calcext:value-type="float">
            <text:p>78,517,112</text:p>
          </table:table-cell>
          <table:table-cell table:number-columns-repeated="44"/>
        </table:table-row>
        <table:table-row table:style-name="ro1" table:number-rows-repeated="1048536">
          <table:table-cell table:number-columns-repeated="64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 number:grouping="true"/>
    </number:number-style>
    <number:number-style style:name="N122" number:title="User-defined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/00/0000</text:date>, <text:time style:data-style-name="N2" text:time-value="01:52:05.6933152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3T23:15:19.125397773</meta:creation-date>
    <dc:date>2022-10-03T02:01:27.211108390</dc:date>
    <meta:editing-duration>P1DT8H36M38S</meta:editing-duration>
    <meta:editing-cycles>93</meta:editing-cycles>
    <meta:generator>LibreOffice/6.4.7.2$Linux_X86_64 LibreOffice_project/40$Build-2</meta:generator>
    <meta:document-statistic meta:table-count="1" meta:cell-count="572" meta:object-count="0"/>
  </office:meta>
</office:document-meta>
</file>